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99c81"/>
    </style:style>
    <style:style style:name="P2" style:family="paragraph" style:parent-style-name="Standard">
      <style:text-properties officeooo:rsid="00074e39" officeooo:paragraph-rsid="00074e39"/>
    </style:style>
    <style:style style:name="P3" style:family="paragraph" style:parent-style-name="Standard">
      <style:text-properties officeooo:rsid="00075e06" officeooo:paragraph-rsid="00075e06"/>
    </style:style>
    <style:style style:name="P4" style:family="paragraph" style:parent-style-name="Standard">
      <style:text-properties fo:font-weight="bold" officeooo:rsid="0007e1f7" officeooo:paragraph-rsid="0007e1f7" style:font-weight-asian="bold" style:font-weight-complex="bold"/>
    </style:style>
    <style:style style:name="P5" style:family="paragraph" style:parent-style-name="Standard">
      <style:text-properties officeooo:rsid="0007e1f7" officeooo:paragraph-rsid="0007e1f7"/>
    </style:style>
    <style:style style:name="P6" style:family="paragraph" style:parent-style-name="Text_20_body">
      <style:text-properties officeooo:rsid="00099c81" officeooo:paragraph-rsid="00099c81"/>
    </style:style>
    <style:style style:name="P7" style:family="paragraph" style:parent-style-name="Text_20_body">
      <style:text-properties fo:font-weight="bold" officeooo:rsid="00099c81" officeooo:paragraph-rsid="00099c81" style:font-weight-asian="bold" style:font-weight-complex="bold"/>
    </style:style>
    <style:style style:name="P8" style:family="paragraph" style:parent-style-name="Text_20_body">
      <style:text-properties fo:font-weight="bold" officeooo:rsid="00099c81" officeooo:paragraph-rsid="000c6a35" style:font-weight-asian="bold" style:font-weight-complex="bold"/>
    </style:style>
    <style:style style:name="P9" style:family="paragraph" style:parent-style-name="Text_20_body">
      <style:text-properties fo:font-weight="bold" officeooo:rsid="000a77e1" officeooo:paragraph-rsid="000a77e1" style:font-weight-asian="bold" style:font-weight-complex="bold"/>
    </style:style>
    <style:style style:name="P10" style:family="paragraph" style:parent-style-name="Text_20_body">
      <style:text-properties fo:font-weight="bold" officeooo:rsid="000c6a35" officeooo:paragraph-rsid="000c6a35" style:font-weight-asian="bold" style:font-weight-complex="bold"/>
    </style:style>
    <style:style style:name="P11" style:family="paragraph" style:parent-style-name="Text_20_body">
      <style:text-properties fo:font-weight="bold" officeooo:rsid="000ceed0" officeooo:paragraph-rsid="000ceed0" style:font-weight-asian="bold" style:font-weight-complex="bold"/>
    </style:style>
    <style:style style:name="P12" style:family="paragraph" style:parent-style-name="Text_20_body">
      <style:text-properties fo:font-weight="bold" officeooo:rsid="0010ce43" officeooo:paragraph-rsid="0010ce43" style:font-weight-asian="bold" style:font-weight-complex="bold"/>
    </style:style>
    <style:style style:name="P13" style:family="paragraph" style:parent-style-name="Text_20_body">
      <style:text-properties officeooo:rsid="000a77e1" officeooo:paragraph-rsid="000a77e1"/>
    </style:style>
    <style:style style:name="P14" style:family="paragraph" style:parent-style-name="Text_20_body">
      <style:text-properties officeooo:rsid="000c6a35" officeooo:paragraph-rsid="000c6a35"/>
    </style:style>
    <style:style style:name="P15" style:family="paragraph" style:parent-style-name="Text_20_body">
      <style:text-properties officeooo:rsid="000ceed0" officeooo:paragraph-rsid="000ceed0"/>
    </style:style>
    <style:style style:name="P16" style:family="paragraph" style:parent-style-name="Text_20_body">
      <style:text-properties officeooo:rsid="0010ce43" officeooo:paragraph-rsid="0010ce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d4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What is Blockchain</text:h>
      <text:p text:style-name="P2"/>
      <text:p text:style-name="P3">Blockchain is also a data structure <text:s/>– a decentralized database consisting of fixed length blocks.</text:p>
      <text:p text:style-name="P3">- the blocks in a blockchain include a number of transactions.</text:p>
      <text:p text:style-name="P3"/>
      <text:p text:style-name="P5">A whitepaper was released in 2008 by bitcoin founder satoshi nakamoto. Nakamotos whitepaper referred to blockchain as a `chain of blocks` over time, chain of blocks came to be referred as blockchain.</text:p>
      <text:p text:style-name="P5"/>
      <text:p text:style-name="P4">Working of blockchain:</text:p>
      <text:p text:style-name="P5"/>
      <text:p text:style-name="P5">a block consists of two major parts: Header and Body.</text:p>
      <text:h text:style-name="Heading_20_1" text:outline-level="1">Cryptography</text:h>
      <text:p text:style-name="P8">Transforming plaintext into ciphertext.</text:p>
      <text:p text:style-name="P6">Cryptography provides protection by transforming data into and unreadable form.</text:p>
      <text:p text:style-name="P13">Plantext can be converted into ciphertext by using two ways:</text:p>
      <text:p text:style-name="P13">* <text:span text:style-name="T1">substitution</text:span>: a method that changes or swaps one character for another.</text:p>
      <text:p text:style-name="P13">e.g if every letter is shifted right by three letters.</text:p>
      <text:p text:style-name="P13"/>
      <text:p text:style-name="P13">* <text:span text:style-name="T1">Transposition</text:span>: A method that changes the order of characters of a word by using some predetermined method.</text:p>
      <text:p text:style-name="P13"/>
      <text:p text:style-name="P9">Symmetric key cryptography</text:p>
      <text:p text:style-name="P13">* the same key is used to perform encryption and decryption</text:p>
      <text:p text:style-name="P13">* the key is shared betweeen the two parties over a secure channel.</text:p>
      <text:p text:style-name="P13">* confidentiality of data is provided.</text:p>
      <text:p text:style-name="P13">* Authentication and non-repudiation are not provided.</text:p>
      <text:p text:style-name="P13">* Origin of the message cannot be determined.</text:p>
      <text:p text:style-name="P13"/>
      <text:p text:style-name="P9">Asymmetric key cryptography </text:p>
      <text:p text:style-name="P13">in asymmetric key cryptography:</text:p>
      <text:p text:style-name="P13">* a pair of keys is used.</text:p>
      <text:p text:style-name="P13">* a public key is created from a private key.</text:p>
      <text:p text:style-name="P13">* it was developed due to problems in symmetric key cryptography.</text:p>
      <text:p text:style-name="P13"><text:soft-page-break/></text:p>
      <text:p text:style-name="P13"/>
      <text:p text:style-name="P9">Cryptographic Hashing </text:p>
      <text:p text:style-name="P13">hashing transforms data or a string of characters into a short and fixed length value.</text:p>
      <text:p text:style-name="P13">This value is unique and called hash or hash value or message digest</text:p>
      <text:p text:style-name="P13">this value is unique</text:p>
      <text:p text:style-name="P13">hashing algorithm or cryptographic hash function are used to perform hashing</text:p>
      <text:p text:style-name="P13"/>
      <text:p text:style-name="P9">Hashing Alorithms </text:p>
      <text:p text:style-name="P13">* Hashing is an important cryptographic technique that ensures the integrity of data.</text:p>
      <text:p text:style-name="P13">* Hashing algorithms are categorized on the basis of their implementations, digest size and other things.</text:p>
      <text:p text:style-name="P13"/>
      <text:p text:style-name="P9">Digital signatures</text:p>
      <text:p text:style-name="P13">* digital signature is based on asymmetric key cryptography.</text:p>
      <text:p text:style-name="P13">* it provides a high level of security.</text:p>
      <text:p text:style-name="P13">* it uses a hash value which is encrypted through the private key of the sender.</text:p>
      <text:p text:style-name="P13">* it provides authentication, integrity, and nonrepudiation.</text:p>
      <text:p text:style-name="P13"/>
      <text:p text:style-name="P10">Difference between hashing and encryption</text:p>
      <text:p text:style-name="P14">* Hashing is a one-way process.</text:p>
      <text:p text:style-name="P14">* Encryption is a two-way or reversible process.</text:p>
      <text:p text:style-name="P14">* Hahing will always return a fixed length output regardless of the input size.</text:p>
      <text:p text:style-name="P14">* in encryption, the size of the output depends on the size of input.</text:p>
      <text:p text:style-name="P14"/>
      <text:p text:style-name="P14"/>
      <text:p text:style-name="P7"/>
      <text:p text:style-name="P7"/>
      <text:p text:style-name="P9"/>
      <text:h text:style-name="Heading_20_1" text:outline-level="1"><text:soft-page-break/>Consensus Algorithms</text:h>
      <text:h text:style-name="Heading_20_1" text:outline-level="1">programmable Blockchains( smart contracts)</text:h>
      <text:h text:style-name="Heading_20_1" text:outline-level="1">What is a Dapp</text:h>
      <text:h text:style-name="Heading_20_1" text:outline-level="1">What is a DAO</text:h>
      <text:h text:style-name="Heading_20_1" text:outline-level="1">future of blockchain</text:h>
      <text:p text:style-name="P2"/>
      <text:p text:style-name="P2"/>
      <text:p text:style-name="P2"/>
      <text:h text:style-name="Heading_20_1" text:outline-level="1">Introduction to cardano</text:h>
      <text:p text:style-name="P11">Bitcoin</text:p>
      <text:p text:style-name="P15">The main characteristics that define the bitcoin network are : </text:p>
      <text:p text:style-name="P15">Distributed , Cryptographically secure, immutable</text:p>
      <text:p text:style-name="P15"/>
      <text:p text:style-name="P11">Ethereum</text:p>
      <text:p text:style-name="P15">Ethereum aimed to serve as “the world computer”.</text:p>
      <text:p text:style-name="P15">* it interoduced a turing-complet smart-contract language called solidity.</text:p>
      <text:p text:style-name="P15"/>
      <text:p text:style-name="P11">Cardano</text:p>
      <text:p text:style-name="P15">Cardano was conceived by charles hoskinson in 2015.</text:p>
      <text:p text:style-name="P15">it became functional in 2017 with the launch of the “ byron era” chain.</text:p>
      <text:p text:style-name="P15">It is a third generation blockhain technology.</text:p>
      <text:p text:style-name="P15">It addresses the shortcomings of bitcoin and ethereum blockchain.</text:p>
      <text:p text:style-name="P15">It hosts the ADA cryptocurrency.</text:p>
      <text:p text:style-name="P15"/>
      <text:p text:style-name="P11">What is Cardnao?</text:p>
      <text:p text:style-name="P15">Cardano is an open-source, decentralized blockchain, cryptocurrency project</text:p>
      <text:p text:style-name="P15">It aims to solve the problems of : scalability, interoperability, sustainability.</text:p>
      <text:p text:style-name="P15"/>
      <text:p text:style-name="P15"/>
      <text:p text:style-name="P11"><text:soft-page-break/>Reasons to migrate to cardano</text:p>
      <text:p text:style-name="P15"/>
      <text:p text:style-name="P15">* to eliminate the need for energy-consuming consensus algorithm --- prof-of-work.</text:p>
      <text:p text:style-name="P15">* To embrace an advanced blockchain protocol with high security, scalability and decentralization.</text:p>
      <text:p text:style-name="P15">* to solve problems of earlier generation blockchains.</text:p>
      <text:p text:style-name="P15"/>
      <text:p text:style-name="P11">Organization behind cardano</text:p>
      <text:p text:style-name="P15">* cardano fundation</text:p>
      <text:p text:style-name="P15">* input/ouput</text:p>
      <text:p text:style-name="P15">* emurgo</text:p>
      <text:p text:style-name="P15"/>
      <text:p text:style-name="P11">Advantages of cardano </text:p>
      <text:p text:style-name="P15">it is highly scalable.</text:p>
      <text:p text:style-name="P15">It has strong academic foundation</text:p>
      <text:p text:style-name="P15">it is a research-first driven approach.</text:p>
      <text:p text:style-name="P15">Investors can benefit from the following two aspects of cardano:</text:p>
      <text:p text:style-name="P15">* it offers a robust cryptography, known as ADA.</text:p>
      <text:p text:style-name="P15">* the project value of cardano as a platform is the sum of all projects built on top of it!</text:p>
      <text:p text:style-name="P15"/>
      <text:p text:style-name="P12">About Cardnao</text:p>
      <text:p text:style-name="P16"/>
      <text:p text:style-name="P16">some of the principles adopted by cardano are listed as follows:</text:p>
      <text:p text:style-name="P16">* separation of accounting and computation</text:p>
      <text:p text:style-name="P16">* implementation of core components</text:p>
      <text:p text:style-name="P16">* development of decentralized funding</text:p>
      <text:p text:style-name="P16">* abstracting o transactions</text:p>
      <text:p text:style-name="P16">* developing long-term planning</text:p>
      <text:p text:style-name="P16">* adopting a standards-driven process</text:p>
      <text:p text:style-name="P16"/>
      <text:p text:style-name="P16"/>
      <text:p text:style-name="P16"/>
      <text:p text:style-name="P16"/>
      <text:p text:style-name="P12"><text:soft-page-break/>Roadmap and history of cardano</text:p>
      <text:p text:style-name="P12">Era of cardano</text:p>
      <text:p text:style-name="P16">* byron</text:p>
      <text:p text:style-name="P16">* shelley</text:p>
      <text:p text:style-name="P16">* goguen</text:p>
      <text:p text:style-name="P16">* basho</text:p>
      <text:p text:style-name="P16">* voltaire</text:p>
      <text:p text:style-name="P16"/>
      <text:p text:style-name="P12">The working of cardano </text:p>
      <text:p text:style-name="P16">Cardnao comprises two layers:</text:p>
      <text:p text:style-name="P12"><text:span text:style-name="T2">1. </text:span>Cardano settlement layer(CSL)</text:p>
      <text:p text:style-name="P12"><text:span text:style-name="T2">2. C</text:span>ompution layer</text:p>
      <text:p text:style-name="P16"/>
      <text:p text:style-name="P16">* The csl layer is used to verify and validate the transactions that use ADA cryptography</text:p>
      <text:p text:style-name="P16">* the control layer (side chain) is especially meant for execution of smart contracts with particular assets that are migrated to the control layer.</text:p>
      <text:h text:style-name="Heading_20_1" text:outline-level="1">introduction to cardano algorithm </text:h>
      <text:h text:style-name="Heading_20_1" text:outline-level="1">introduaction to cardano wallet</text:h>
      <text:p text:style-name="P2"/>
      <text:h text:style-name="Heading_20_1" text:outline-level="1"/>
      <text:p text:style-name="Text_20_body"/>
      <text:h text:style-name="P1" text:outline-level="1"><text:soft-page-break/>Haskell</text:h>
      <text:h text:style-name="P1" text:outline-level="1">Haskell use cases </text:h>
      <text:h text:style-name="Heading_20_1" text:outline-level="1">choosing Haskell</text:h>
      <text:h text:style-name="Heading_20_1" text:outline-level="1">concurrency and parallelism</text:h>
      <text:h text:style-name="Heading_20_1" text:outline-level="1">lazy evaluation</text:h>
      <text:h text:style-name="Heading_20_1" text:outline-level="1">security</text:h>
      <text:h text:style-name="Heading_20_1" text:outline-level="1">why functional programming </text:h>
      <text:h text:style-name="Heading_20_1" text:outline-level="1">immutable Data</text:h>
      <text:h text:style-name="Heading_20_1" text:outline-level="1">functions </text:h>
      <text:h text:style-name="Heading_20_1" text:outline-level="1">pure functions </text:h>
      <text:h text:style-name="Heading_20_1" text:outline-level="1">recursion</text:h>
      <text:h text:style-name="Heading_20_1" text:outline-level="1">lists</text:h>
      <text:h text:style-name="Heading_20_1" text:outline-level="1">higher-order functions</text:h>
      <text:h text:style-name="Heading_20_1" text:outline-level="1">anonymous functions 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1T12:04:56.449336088</meta:creation-date>
    <meta:generator>LibreOffice/6.4.7.2$Linux_X86_64 LibreOffice_project/40$Build-2</meta:generator>
    <dc:date>2023-10-21T13:29:57.469534526</dc:date>
    <meta:editing-duration>PT49M7S</meta:editing-duration>
    <meta:editing-cycles>10</meta:editing-cycles>
    <meta:document-statistic meta:table-count="0" meta:image-count="0" meta:object-count="0" meta:page-count="6" meta:paragraph-count="115" meta:word-count="759" meta:character-count="4829" meta:non-whitespace-character-count="4171"/>
  </office:meta>
</office:document-meta>
</file>